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31d" officeooo:paragraph-rsid="000a2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er etape projet (derouler le chemin)</text:p>
      <text:p text:style-name="P1">2eme etape le bilan: <text:s/>voir et faire le bilan de ses competences</text:p>
      <text:p text:style-name="P1">3eme etape: evaluation des entrepri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18T08:10:45.961000000</meta:creation-date>
    <dc:date>2023-11-18T08:22:14.205000000</dc:date>
    <meta:editing-duration>PT11M29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3" meta:word-count="23" meta:character-count="137" meta:non-whitespace-character-count="116"/>
  </office:meta>
</office:document-meta>
</file>